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Helvetica" fo:font-size="12pt"/>
    </style:style>
    <style:style style:name="P2" style:family="paragraph" style:parent-style-name="Standard">
      <style:paragraph-properties fo:break-before="pag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Helvetica" fo:font-size="12pt"/>
    </style:style>
    <style:style style:name="P3" style:family="paragraph" style:parent-style-name="Standard" style:master-page-name="Standard">
      <style:paragraph-properties style:page-number="auto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Helvetica" fo:font-size="12pt" officeooo:paragraph-rsid="0019d736"/>
    </style:style>
    <style:style style:name="T1" style:family="text">
      <style:text-properties officeooo:rsid="0008f919"/>
    </style:style>
    <style:style style:name="T2" style:family="text">
      <style:text-properties officeooo:rsid="001b9e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ello {contact.first_name} {contact.<text:span text:style-name="T1">last</text:span>_name}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a2b79effd678115174773cc8f9c66d2b5833e18c</meta:generator>
    <dc:date>2016-07-17T03:00:12.237904000</dc:date>
    <meta:editing-duration>PT51S</meta:editing-duration>
    <meta:editing-cycles>4</meta:editing-cycles>
    <meta:document-statistic meta:table-count="0" meta:image-count="0" meta:object-count="0" meta:page-count="2" meta:paragraph-count="1" meta:word-count="3" meta:character-count="46" meta:non-whitespace-character-count="44"/>
  </office:meta>
</office:document-meta>
</file>